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979cm"/>
      <style:paragraph-properties style:writing-mode="lr-tb"/>
    </style:style>
    <style:style style:name="gr2" style:family="graphic" style:parent-style-name="standard">
      <style:graphic-properties draw:stroke="none" draw:fill="none" fo:min-height="3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a6a6" draw:auto-grow-height="true" draw:auto-grow-width="false" fo:max-height="0cm" fo:min-height="0.5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a6a6" draw:auto-grow-height="true" draw:auto-grow-width="false" fo:max-height="0cm" fo:min-height="1.025cm"/>
      <style:paragraph-properties style:writing-mode="lr-tb"/>
    </style:style>
    <style:style style:name="gr12" style:family="graphic" style:parent-style-name="standard">
      <style:graphic-properties draw:stroke="none" draw:fill="none" draw:fill-color="#729fcf" fo:min-height="10.647cm"/>
      <style:paragraph-properties style:writing-mode="lr-tb"/>
    </style:style>
    <style:style style:name="gr1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17" style:family="graphic" style:parent-style-name="standard">
      <style:graphic-properties draw:stroke="none" draw:fill="none" fo:min-height="14.18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9.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cm" fo:min-width="4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-color="#ff8000" draw:textarea-horizontal-align="justify" draw:textarea-vertical-align="middle" draw:auto-grow-height="false" fo:min-height="1.5cm" fo:min-width="1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a6a6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729fcf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weight="bold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/>
      <style:paragraph-properties fo:margin-top="0cm" fo:margin-bottom="0cm" style:writing-mode="lr-tb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style:text-properties style:font-weight-complex="bold"/>
    </style:style>
    <style:style style:name="P16" style:family="paragraph">
      <style:text-properties fo:color="#000000" loext:opacity="100%" style:text-underline-style="solid" style:text-underline-width="auto" style:text-und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000000" loext:opacity="100%" style:text-underline-style="solid" style:text-underline-width="auto" style:text-underline-color="font-color"/>
    </style:style>
    <style:style style:name="P18" style:family="paragraph">
      <style:text-properties style:text-underline-style="solid" style:text-underline-width="auto" style:text-underline-color="font-color" style:font-weight-complex="bold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800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 style:font-style-complex="italic" style:font-weight-complex="bold"/>
    </style:style>
    <style:style style:name="T6" style:family="text">
      <style:text-properties fo:font-size="10pt" style:font-size-asian="10pt" style:font-size-complex="10pt" style:font-weight-complex="bold"/>
    </style:style>
    <style:style style:name="T7" style:family="text">
      <style:text-properties fo:font-size="10pt" style:font-size-asian="10pt" style:font-size-complex="10pt" style:font-style-complex="italic" style:font-weight-complex="bold"/>
    </style:style>
    <style:style style:name="T8" style:family="text">
      <style:text-properties style:text-position="super 58%" fo:font-size="10pt" style:font-size-asian="10pt" style:font-size-complex="10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929cm" svg:height="5.229cm" svg:x="1cm" svg:y="1.521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1 id + 1 I removed</text:p>
          </draw:text-box>
        </draw:frame>
        <draw:frame draw:style-name="gr2" draw:text-style-name="P2" draw:layer="layout" svg:width="16.343cm" svg:height="4.139cm" svg:x="1.157cm" svg:y="8cm">
          <draw:text-box>
            <text:p><text:span text:style-name="T1">Data </text:span><text:span text:style-name="T1">Exploration </text:span><text:span text:style-name="T1">Ideas :* </text:span></text:p>
            <text:p><text:span text:style-name="T1">What are the </text:span><text:span text:style-name="T1">least </text:span><text:span text:style-name="T1">desirable </text:span><text:span text:style-name="T1">attributes in </text:span><text:span text:style-name="T1">a male </text:span><text:span text:style-name="T1">partner? </text:span><text:span text:style-name="T1">Does this </text:span><text:span text:style-name="T1">differ for </text:span><text:span text:style-name="T1">female </text:span><text:span text:style-name="T1">partners?* </text:span></text:p>
            <text:p><text:span text:style-name="T1">How </text:span><text:span text:style-name="T1">important do </text:span><text:span text:style-name="T1">people think </text:span><text:span text:style-name="T1">attractivene</text:span><text:span text:style-name="T1">ss is in </text:span><text:span text:style-name="T1">potential </text:span><text:span text:style-name="T1">mate </text:span><text:span text:style-name="T1">selection vs. </text:span><text:span text:style-name="T1">its real </text:span><text:span text:style-name="T1">impact?* </text:span></text:p>
            <text:p><text:span text:style-name="T1">Are shared </text:span><text:span text:style-name="T1">interests </text:span><text:span text:style-name="T1">more </text:span><text:span text:style-name="T1">important </text:span><text:span text:style-name="T1">than a </text:span><text:span text:style-name="T1">shared </text:span><text:span text:style-name="T1">racial </text:span><text:span text:style-name="T1">background</text:span><text:span text:style-name="T1">?* </text:span></text:p>
            <text:p><text:span text:style-name="T1">Can people </text:span><text:span text:style-name="T1">accurately </text:span><text:span text:style-name="T1">predict their </text:span><text:span text:style-name="T1">own </text:span><text:span text:style-name="T1">perceived </text:span><text:span text:style-name="T1">value in the </text:span><text:span text:style-name="T1">dating </text:span><text:span text:style-name="T1">market?* </text:span></text:p>
            <text:p><text:span text:style-name="T1">In terms of </text:span><text:span text:style-name="T1">getting a </text:span><text:span text:style-name="T1">second </text:span><text:span text:style-name="T1">date, is it </text:span><text:span text:style-name="T1">better to be </text:span><text:span text:style-name="T1">someone's </text:span><text:span text:style-name="T1">first speed </text:span><text:span text:style-name="T1">date of the </text:span><text:span text:style-name="T1">night or their </text:span><text:span text:style-name="T1">last?</text:span></text:p>
          </draw:text-box>
        </draw:frame>
        <draw:frame draw:style-name="gr3" draw:text-style-name="P3" draw:layer="layout" svg:width="3.11cm" svg:height="0.962cm" svg:x="8.699cm" svg:y="12.788cm">
          <draw:text-box>
            <text:p>KANBAN</text:p>
          </draw:text-box>
        </draw:frame>
        <draw:frame draw:style-name="gr4" draw:text-style-name="P3" draw:layer="layout" svg:width="2.013cm" svg:height="0.962cm" svg:x="0.987cm" svg:y="14cm">
          <draw:text-box>
            <text:p>Done</text:p>
          </draw:text-box>
        </draw:frame>
        <draw:frame draw:style-name="gr5" draw:text-style-name="P3" draw:layer="layout" svg:width="3.004cm" svg:height="0.962cm" svg:x="8.746cm" svg:y="14.038cm">
          <draw:text-box>
            <text:p>En cours</text:p>
          </draw:text-box>
        </draw:frame>
        <draw:frame draw:style-name="gr6" draw:text-style-name="P3" draw:layer="layout" svg:width="2.051cm" svg:height="0.962cm" svg:x="17cm" svg:y="14.038cm">
          <draw:text-box>
            <text:p>To do</text:p>
          </draw:text-box>
        </draw:frame>
        <draw:frame draw:style-name="gr7" draw:text-style-name="P4" draw:layer="layout" svg:width="11cm" svg:height="1.275cm" svg:x="10.5cm" svg:y="17.5cm">
          <draw:text-box>
            <text:p><text:span text:style-name="T2">1. Check </text:span><text:span text:style-name="T2">the </text:span><text:span text:style-name="T2">datas</text:span><text:span text:style-name="T3">et. </text:span><text:span text:style-name="T3">Identify </text:span><text:span text:style-name="T3">architectur</text:span><text:span text:style-name="T3">e, columns </text:span><text:span text:style-name="T3">and </text:span><text:span text:style-name="T3">questions</text:span></text:p>
          </draw:text-box>
        </draw:frame>
        <draw:frame draw:style-name="gr8" draw:text-style-name="P5" draw:layer="layout" svg:width="11cm" svg:height="0.763cm" svg:x="10.25cm" svg:y="18.987cm">
          <draw:text-box>
            <text:p><text:span text:style-name="T3">2. Dataset </text:span><text:span text:style-name="T3">encoding, </text:span><text:span text:style-name="T3">missing </text:span><text:span text:style-name="T3">values...</text:span></text:p>
          </draw:text-box>
        </draw:frame>
        <draw:frame draw:style-name="gr7" draw:text-style-name="P4" draw:layer="layout" svg:width="11cm" svg:height="1.275cm" svg:x="0.25cm" svg:y="23.475cm">
          <draw:text-box>
            <text:p><text:span text:style-name="T3">Q1 : </text:span><text:span text:style-name="T3">Nombre </text:span><text:span text:style-name="T3">rencontres </text:span><text:span text:style-name="T3">par </text:span><text:span text:style-name="T3">personne, </text:span><text:span text:style-name="T3">nombre de </text:span><text:span text:style-name="T3">paritcipant</text:span><text:span text:style-name="T3">s</text:span></text:p>
          </draw:text-box>
        </draw:frame>
        <draw:line draw:style-name="gr9" draw:text-style-name="P6" draw:layer="layout" svg:x1="1cm" svg:y1="15.35cm" svg:x2="20cm" svg:y2="15.35cm">
          <text:p/>
        </draw:line>
        <draw:frame draw:style-name="gr7" draw:text-style-name="P4" draw:layer="layout" svg:width="11cm" svg:height="1.275cm" svg:x="0.25cm" svg:y="25.225cm">
          <draw:text-box>
            <text:p><text:span text:style-name="T3">Q2 : La </text:span><text:span text:style-name="T3">proportion </text:span><text:span text:style-name="T3">de match </text:span><text:span text:style-name="T3">ne dépend </text:span><text:span text:style-name="T3">pas du </text:span><text:span text:style-name="T3">nombre de </text:span><text:span text:style-name="T3">rencontre. </text:span><text:span text:style-name="T3">Elle est </text:span><text:span text:style-name="T3">majoriatair</text:span><text:span text:style-name="T3">e à 0 %</text:span></text:p>
          </draw:text-box>
        </draw:frame>
        <draw:frame draw:style-name="gr10" draw:text-style-name="P4" draw:layer="layout" svg:width="11cm" svg:height="0.763cm" svg:x="0.25cm" svg:y="22.487cm">
          <draw:text-box>
            <text:p><text:span text:style-name="T3">STAT </text:span><text:span text:style-name="T3">DESCRIP</text:span><text:span text:style-name="T3">TIVES</text:span></text:p>
          </draw:text-box>
        </draw:frame>
        <draw:frame draw:style-name="gr8" draw:text-style-name="P5" draw:layer="layout" svg:width="11cm" svg:height="0.763cm" svg:x="15.5cm" svg:y="20.75cm">
          <draw:text-box>
            <text:p><text:span text:style-name="T3">2. Faire </text:span><text:span text:style-name="T3">des sous-</text:span><text:span text:style-name="T3">sets par </text:span><text:span text:style-name="T3">participant</text:span><text:span text:style-name="T3">s</text:span></text:p>
          </draw:text-box>
        </draw:frame>
        <draw:frame draw:style-name="gr8" draw:text-style-name="P5" draw:layer="layout" svg:width="11cm" svg:height="0.763cm" svg:x="16cm" svg:y="24.237cm">
          <draw:text-box>
            <text:p><text:span text:style-name="T3">2. Faire la </text:span><text:span text:style-name="T3">conversion </text:span><text:span text:style-name="T3">dec₀ et </text:span><text:span text:style-name="T3">match</text:span></text:p>
          </draw:text-box>
        </draw:frame>
        <draw:frame draw:style-name="gr11" draw:text-style-name="P5" draw:layer="layout" svg:width="11cm" svg:height="1.275cm" svg:x="0.5cm" svg:y="16.25cm">
          <draw:text-box>
            <text:p><text:span text:style-name="T3">2. Faire le </text:span><text:span text:style-name="T3">tableau </text:span><text:span text:style-name="T3">dtype and </text:span><text:span text:style-name="T3">dvalue 10 </text:span><text:span text:style-name="T3">columns/1</text:span><text:span text:style-name="T3">0 columns</text:span></text:p>
          </draw:text-box>
        </draw:frame>
        <draw:frame draw:style-name="gr10" draw:text-style-name="P4" draw:layer="layout" svg:width="11cm" svg:height="0.763cm" svg:x="0.5cm" svg:y="15.487cm">
          <draw:text-box>
            <text:p><text:span text:style-name="T3">CLEANIN</text:span><text:span text:style-name="T3">G</text:span></text:p>
          </draw:text-box>
        </draw:frame>
        <draw:frame draw:style-name="gr8" draw:text-style-name="P5" draw:layer="layout" svg:width="11cm" svg:height="0.763cm" svg:x="10.5cm" svg:y="19.987cm">
          <draw:text-box>
            <text:p><text:span text:style-name="T3">2.Encode </text:span><text:span text:style-name="T3">attributs </text:span><text:span text:style-name="T3">par </text:span><text:span text:style-name="T3">valeurs à </text:span><text:span text:style-name="T3">10 points </text:span><text:span text:style-name="T3">pour tout.</text:span></text:p>
          </draw:text-box>
        </draw:frame>
        <draw:frame draw:style-name="gr8" draw:text-style-name="P5" draw:layer="layout" svg:width="11cm" svg:height="0.763cm" svg:x="15.5cm" svg:y="21.987cm">
          <draw:text-box>
            <text:p><text:span text:style-name="T3">2. Faire </text:span><text:span text:style-name="T3">des sous-</text:span><text:span text:style-name="T3">sets par </text:span><text:span text:style-name="T3">gender</text:span></text:p>
          </draw:text-box>
        </draw:frame>
      </draw:page>
      <draw:page draw:name="page2" draw:style-name="dp1" draw:master-page-name="Standard">
        <draw:frame draw:style-name="gr12" draw:text-style-name="P9" draw:layer="layout" svg:width="14.883cm" svg:height="10.897cm" svg:x="1.367cm" svg:y="1.103cm">
          <draw:text-box>
            <text:p text:style-name="P7"><text:span text:style-name="T4">List of object </text:span><text:span text:style-name="T4">columns: </text:span><text:span text:style-name="T4">['field', </text:span><text:span text:style-name="T4">'undergra', </text:span><text:span text:style-name="T4">'mn_sat', </text:span><text:span text:style-name="T4">'tuition', 'from', </text:span><text:span text:style-name="T4">'zipcode', </text:span><text:span text:style-name="T4">'income', </text:span><text:span text:style-name="T4">'career']</text:span></text:p>
            <text:p text:style-name="P7"><text:span text:style-name="T4"/></text:p>
            <text:p text:style-name="P7"><text:span text:style-name="T4">Field = ok, </text:span><text:span text:style-name="T4">encoded with </text:span><text:span text:style-name="T4">field_cd</text:span></text:p>
            <text:p><text:span text:style-name="T5">undergra': </text:span><text:span text:style-name="T6"><text:s/>ok.</text:span><text:span text:style-name="T6"><text:tab/></text:span><text:span text:style-name="T6">school </text:span><text:span text:style-name="T6">attended for </text:span><text:span text:style-name="T6">undergraduate </text:span><text:span text:style-name="T6">degree. </text:span><text:span text:style-name="T6">‘Missing </text:span><text:span text:style-name="T6">values = no </text:span><text:span text:style-name="T6">school.’</text:span></text:p>
            <text:p><text:span text:style-name="T6"/></text:p>
            <text:p><text:span text:style-name="T5">mn_sat: </text:span><text:span text:style-name="T7"><text:tab/></text:span><text:span text:style-name="T7">Median SAT </text:span><text:span text:style-name="T7">score for the </text:span><text:span text:style-name="T7">undergraduate </text:span><text:span text:style-name="T7">institution </text:span><text:span text:style-name="T7">where </text:span><text:span text:style-name="T7">attended. <text:s/></text:span><text:span text:style-name="T7"><text:tab/></text:span><text:span text:style-name="T7"><text:tab/></text:span><text:span text:style-name="T7"><text:tab/></text:span><text:span text:style-name="T7">Taken </text:span><text:span text:style-name="T7">from Barron’s </text:span><text:span text:style-name="T7">25</text:span><text:span text:style-name="T8">th</text:span><text:span text:style-name="T7"> Edition </text:span><text:span text:style-name="T7">college profile </text:span><text:span text:style-name="T7">book. <text:s/>Proxy </text:span><text:span text:style-name="T7">for </text:span><text:span text:style-name="T7"><text:tab/></text:span><text:span text:style-name="T7"><text:tab/></text:span><text:span text:style-name="T7"><text:tab/></text:span><text:span text:style-name="T7"><text:tab/></text:span><text:span text:style-name="T7">intelligence.</text:span></text:p>
            <text:p><text:span text:style-name="T7">→ </text:span><text:span text:style-name="T7">it is a </text:span><text:span text:style-name="T7">score. Should </text:span><text:span text:style-name="T7">be float or </text:span><text:span text:style-name="T7">integers, but </text:span><text:span text:style-name="T7">too much NaN</text:span></text:p>
            <text:p><text:span text:style-name="T6"/></text:p>
            <text:p><text:span text:style-name="T9">tuition: </text:span><text:span text:style-name="T10"><text:tab/></text:span><text:span text:style-name="T10">Tuition listed </text:span><text:span text:style-name="T10">for each </text:span><text:span text:style-name="T10">response to </text:span><text:span text:style-name="T9">undergrad</text:span><text:span text:style-name="T11"> in </text:span><text:span text:style-name="T11">Barron’s 25</text:span><text:span text:style-name="T12">th</text:span><text:span text:style-name="T13"> </text:span><text:span text:style-name="T13">Edition </text:span><text:span text:style-name="T13"><text:tab/></text:span><text:span text:style-name="T13"><text:tab/></text:span><text:span text:style-name="T13"><text:tab/></text:span><text:span text:style-name="T13">college profile </text:span><text:span text:style-name="T13">book.</text:span></text:p>
            <text:p text:style-name="P8"><text:span text:style-name="T13">→ </text:span><text:span text:style-name="T13">it is a </text:span><text:span text:style-name="T13">score. Should </text:span><text:span text:style-name="T13">be float or </text:span><text:span text:style-name="T13">integers, but </text:span><text:span text:style-name="T13">too much NaN</text:span></text:p>
            <text:p><text:span text:style-name="T13"/></text:p>
            <text:p><text:span text:style-name="T13">'from' = ok, </text:span><text:span text:style-name="T13">but </text:span></text:p>
            <text:p><text:span text:style-name="T13">df.groupby('fro</text:span><text:span text:style-name="T13">m')</text:span><text:span text:style-name="T13">['from'].nuniqu</text:span><text:span text:style-name="T13">e().index # </text:span><text:span text:style-name="T13">mix of </text:span><text:span text:style-name="T13">countries and </text:span><text:span text:style-name="T13">departments, </text:span><text:span text:style-name="T13">269 locations</text:span></text:p>
            <text:p><text:span text:style-name="T13"/></text:p>
            <text:p><text:span text:style-name="T13">'zipcode' = </text:span><text:span text:style-name="T13">‘71,003’ </text:span><text:span text:style-name="T13">means 71003. </text:span><text:span text:style-name="T13">Should be an </text:span><text:span text:style-name="T13">integer </text:span><text:span text:style-name="T13">without ‘,’ , </text:span><text:span text:style-name="T13">but since it is </text:span><text:span text:style-name="T13">a category, <text:s/></text:span><text:span text:style-name="T13">don’t care.</text:span></text:p>
            <text:p><text:span text:style-name="T13"/></text:p>
            <text:p><text:span text:style-name="T13">'income' =’ </text:span><text:span text:style-name="T13">69,487.00’ but </text:span><text:span text:style-name="T13">should be </text:span><text:span text:style-name="T13">integer. It is in </text:span><text:span text:style-name="T13">dollar </text:span><text:span text:style-name="T13">according to </text:span><text:span text:style-name="T13">postal code...</text:span></text:p>
            <text:p><text:span text:style-name="T13"/></text:p>
            <text:p><text:span text:style-name="T13">'career'</text:span><text:span text:style-name="T6"> = ok. </text:span><text:span text:style-name="T6">Encoded in </text:span><text:span text:style-name="T6">career_c but </text:span><text:span text:style-name="T6">some </text:span><text:span text:style-name="T6">mistakes.</text:span></text:p>
            <text:p><text:span text:style-name="T6"/></text:p>
          </draw:text-box>
        </draw:frame>
        <draw:line draw:style-name="gr13" draw:text-style-name="P6" draw:layer="layout" svg:x1="19.75cm" svg:y1="4.75cm" svg:x2="15.25cm" svg:y2="4.75cm">
          <text:p/>
        </draw:line>
        <draw:line draw:style-name="gr14" draw:text-style-name="P6" draw:layer="layout" svg:x1="19.75cm" svg:y1="6.25cm" svg:x2="15.25cm" svg:y2="6.25cm">
          <text:p/>
        </draw:line>
        <draw:line draw:style-name="gr14" draw:text-style-name="P6" draw:layer="layout" svg:x1="19.75cm" svg:y1="9.75cm" svg:x2="15.25cm" svg:y2="9.75cm">
          <text:p/>
        </draw:line>
        <draw:line draw:style-name="gr14" draw:text-style-name="P6" draw:layer="layout" svg:x1="19.75cm" svg:y1="8.25cm" svg:x2="15.25cm" svg:y2="8.25cm">
          <text:p/>
        </draw:line>
        <draw:frame draw:style-name="gr15" draw:text-style-name="P11" draw:layer="layout" svg:width="3.076cm" svg:height="0.962cm" svg:x="1cm" svg:y="0cm">
          <draw:text-box>
            <text:p text:style-name="P10">OBJECT</text:p>
          </draw:text-box>
        </draw:frame>
        <draw:frame draw:style-name="gr16" draw:text-style-name="P11" draw:layer="layout" svg:width="3.186cm" svg:height="0.962cm" svg:x="1cm" svg:y="11.5cm">
          <draw:text-box>
            <text:p text:style-name="P10">MISSING</text:p>
          </draw:text-box>
        </draw:frame>
        <draw:frame draw:style-name="gr17" draw:text-style-name="P13" draw:layer="layout" svg:width="28.455cm" svg:height="31.988cm" svg:x="1.5cm" svg:y="12.561cm">
          <draw:text-box>
            <text:p text:style-name="P12"><text:span text:style-name="T4">OK :</text:span></text:p>
            <text:p text:style-name="P12"><text:span text:style-name="T4">'id' subject </text:span><text:span text:style-name="T4">number in </text:span><text:span text:style-name="T4">wave, _ last </text:span><text:span text:style-name="T4">was nan. → </text:span><text:span text:style-name="T4">same value </text:span><text:span text:style-name="T4">as the line </text:span><text:span text:style-name="T4">before since </text:span><text:span text:style-name="T4">same </text:span><text:span text:style-name="T4">participant. + </text:span><text:span text:style-name="T4">Conversion in </text:span><text:span text:style-name="T4">integer.</text:span></text:p>
            <text:p text:style-name="P12"><text:span text:style-name="T4">pid = pb with </text:span><text:span text:style-name="T4">118 which </text:span><text:span text:style-name="T4">doesn’t exist </text:span><text:span text:style-name="T4">and has been </text:span><text:span text:style-name="T4">counted with </text:span><text:span text:style-name="T4">NaN . I </text:span><text:span text:style-name="T4">removed the </text:span><text:span text:style-name="T4">lines, anyway </text:span><text:span text:style-name="T4">he is not in </text:span><text:span text:style-name="T4">the iid </text:span><text:span text:style-name="T4">anyway.</text:span></text:p>
            <text:p text:style-name="P12"><text:span text:style-name="T4"/></text:p>
            <text:p text:style-name="P12"><text:span text:style-name="T4">Field, </text:span><text:span text:style-name="T4">field_cd, </text:span><text:span text:style-name="T4">career, </text:span><text:span text:style-name="T4">career_c → </text:span><text:span text:style-name="T4">codes = ok</text:span></text:p>
            <text:p text:style-name="P12"><text:span text:style-name="T4"/></text:p>
            <text:p text:style-name="P8"><text:span text:style-name="T4">'sports', </text:span><text:span text:style-name="T4">'tvsports', </text:span><text:span text:style-name="T4">'exercise', </text:span><text:span text:style-name="T4">'dining', </text:span><text:span text:style-name="T4">'museums', </text:span><text:span text:style-name="T4">'art', 'hiking', </text:span><text:span text:style-name="T4">'gaming', </text:span><text:span text:style-name="T4">'clubbing', </text:span><text:span text:style-name="T4">'reading', 'tv', </text:span><text:span text:style-name="T4">'theater', </text:span><text:span text:style-name="T4">'movies', </text:span><text:span text:style-name="T4">'concerts', </text:span><text:span text:style-name="T4">'music', </text:span><text:span text:style-name="T4">'shopping', </text:span><text:span text:style-name="T4">'yoga'</text:span></text:p>
            <text:p text:style-name="P8"><text:span text:style-name="T4"/></text:p>
            <text:p text:style-name="P8"><text:span text:style-name="T14">positin1</text:span><text:span text:style-name="T14">:</text:span><text:span text:style-name="T15"><text:tab/></text:span><text:span text:style-name="T15">station </text:span><text:span text:style-name="T15">number </text:span><text:span text:style-name="T15">where </text:span><text:span text:style-name="T15">started </text:span></text:p>
            <text:p text:style-name="P8"><text:span text:style-name="T14">order: </text:span><text:span text:style-name="T15"><text:tab/></text:span><text:span text:style-name="T15"><text:tab/></text:span><text:span text:style-name="T15">the </text:span><text:span text:style-name="T15">number </text:span><text:span text:style-name="T15">of date </text:span><text:span text:style-name="T15">that </text:span><text:span text:style-name="T15">night </text:span><text:span text:style-name="T15">when </text:span><text:span text:style-name="T15">met </text:span><text:span text:style-name="T15">partner</text:span></text:p>
            <text:p text:style-name="P8"><text:span text:style-name="T16">iid:</text:span><text:span text:style-name="T15"> </text:span><text:span text:style-name="T15"><text:tab/></text:span><text:span text:style-name="T15">unique </text:span><text:span text:style-name="T15">subject </text:span><text:span text:style-name="T15">number</text:span><text:span text:style-name="T15">, </text:span><text:span text:style-name="T15">group(</text:span><text:span text:style-name="T15">wave id </text:span><text:span text:style-name="T15">gender)</text:span></text:p>
            <text:p text:style-name="P8"><text:span text:style-name="T14">id</text:span><text:span text:style-name="T15">: <text:s/></text:span><text:span text:style-name="T15"><text:tab/></text:span><text:span text:style-name="T15">subject </text:span><text:span text:style-name="T15">number </text:span><text:span text:style-name="T15">within </text:span><text:span text:style-name="T15">wave</text:span></text:p>
            <text:p text:style-name="P8"><text:span text:style-name="T14">gender:</text:span><text:span text:style-name="T14"><text:tab/></text:span><text:span text:style-name="T15">Female</text:span><text:span text:style-name="T15">=0</text:span></text:p>
            <text:p text:style-name="P8"><text:span text:style-name="T15"><text:tab/></text:span><text:span text:style-name="T15">Male=1</text:span></text:p>
            <text:p text:style-name="P8"><text:span text:style-name="T16">idg:</text:span><text:span text:style-name="T15"> </text:span><text:span text:style-name="T15"><text:tab/></text:span><text:span text:style-name="T15">subject </text:span><text:span text:style-name="T15">number </text:span><text:span text:style-name="T15">within </text:span><text:span text:style-name="T15">gender, </text:span><text:span text:style-name="T15">group(i</text:span><text:span text:style-name="T15">d </text:span><text:span text:style-name="T15">gender)</text:span></text:p>
            <text:p text:style-name="P8"><text:span text:style-name="T15">condtn:</text:span></text:p>
            <text:p text:style-name="P8"><text:span text:style-name="T15"><text:tab/></text:span><text:span text:style-name="T15">1=limite</text:span><text:span text:style-name="T15">d </text:span><text:span text:style-name="T15">choice</text:span></text:p>
            <text:p text:style-name="P8"><text:span text:style-name="T15"><text:tab/></text:span><text:span text:style-name="T15">2=exte</text:span><text:span text:style-name="T15">nsive </text:span><text:span text:style-name="T15">choice</text:span></text:p>
            <text:p text:style-name="P8"><text:span text:style-name="T15">Wave #</text:span></text:p>
            <text:p text:style-name="P8"><text:span text:style-name="T15">match_</text:span><text:span text:style-name="T15">es</text:span></text:p>
            <text:p text:style-name="P8"><text:span text:style-name="T17">'undergra',</text:span></text:p>
            <text:p text:style-name="P8"><text:span text:style-name="T17"><text:s/></text:span><text:span text:style-name="T17">'mn_sat',</text:span></text:p>
            <text:p text:style-name="P8"><text:span text:style-name="T17"><text:s/></text:span><text:span text:style-name="T17">'tuition',</text:span></text:p>
            <text:p text:style-name="P8"><text:span text:style-name="T15">----------</text:span><text:span text:style-name="T15">----------</text:span><text:span text:style-name="T15">----------</text:span><text:span text:style-name="T15">----------</text:span><text:span text:style-name="T15">----------</text:span><text:span text:style-name="T15">-------</text:span></text:p>
            <text:p text:style-name="P8"><text:span text:style-name="T15">Specific </text:span><text:span text:style-name="T15">of the </text:span><text:span text:style-name="T15">pid</text:span></text:p>
            <text:p text:style-name="P8"><text:span text:style-name="T14">position</text:span><text:span text:style-name="T14">: </text:span><text:span text:style-name="T15"><text:s/></text:span><text:span text:style-name="T15"><text:tab/></text:span><text:span text:style-name="T15">station </text:span><text:span text:style-name="T15">number </text:span><text:span text:style-name="T15">where </text:span><text:span text:style-name="T15">met </text:span><text:span text:style-name="T15">partner</text:span></text:p>
            <text:p text:style-name="P8"><text:span text:style-name="T14">partner: </text:span><text:span text:style-name="T15"><text:tab/></text:span><text:span text:style-name="T15">partner’</text:span><text:span text:style-name="T15">s id </text:span><text:span text:style-name="T15">number </text:span><text:span text:style-name="T15">the </text:span><text:span text:style-name="T15">night of </text:span><text:span text:style-name="T15">event</text:span></text:p>
            <text:p text:style-name="P8"><text:span text:style-name="T14">pid: </text:span><text:span text:style-name="T15"><text:tab/></text:span><text:span text:style-name="T15"><text:tab/></text:span><text:span text:style-name="T15">partner’</text:span><text:span text:style-name="T15">s iid </text:span><text:span text:style-name="T15">number</text:span></text:p>
            <text:p text:style-name="P8"><text:span text:style-name="T14">match</text:span><text:span text:style-name="T14"><text:tab/></text:span><text:span text:style-name="T15"><text:tab/></text:span><text:span text:style-name="T15">1=yes, </text:span><text:span text:style-name="T15">0=no</text:span></text:p>
            <text:p text:style-name="P8"><text:span text:style-name="T14">int_corr</text:span><text:span text:style-name="T14">:</text:span><text:span text:style-name="T15"><text:tab/></text:span><text:span text:style-name="T15">correlat</text:span><text:span text:style-name="T15">ion </text:span><text:span text:style-name="T15">betwee</text:span><text:span text:style-name="T15">n </text:span><text:span text:style-name="T15">particip</text:span><text:span text:style-name="T15">ant’s </text:span><text:span text:style-name="T15">and </text:span><text:span text:style-name="T15">partner’</text:span><text:span text:style-name="T15">s </text:span><text:span text:style-name="T15">ratings </text:span><text:span text:style-name="T15">of </text:span><text:span text:style-name="T15">interest</text:span><text:span text:style-name="T15">s in </text:span><text:span text:style-name="T15">Time 1</text:span></text:p>
            <text:p text:style-name="P8"><text:span text:style-name="T14">samera</text:span><text:span text:style-name="T14">ce: </text:span><text:span text:style-name="T15"><text:s/></text:span><text:span text:style-name="T15"><text:tab/></text:span><text:span text:style-name="T15">particip</text:span><text:span text:style-name="T15">ant and </text:span><text:span text:style-name="T15">the </text:span><text:span text:style-name="T15">partner </text:span><text:span text:style-name="T15">were </text:span><text:span text:style-name="T15">the </text:span><text:span text:style-name="T15">same </text:span><text:span text:style-name="T15">race. </text:span><text:span text:style-name="T15">1= yes, </text:span><text:span text:style-name="T15">0=no</text:span></text:p>
            <text:p text:style-name="P8"><text:span text:style-name="T14">age_o:</text:span><text:span text:style-name="T14"><text:tab/></text:span><text:span text:style-name="T15"><text:tab/></text:span><text:span text:style-name="T15">age of </text:span><text:span text:style-name="T15">partner</text:span></text:p>
            <text:p text:style-name="P8"><text:span text:style-name="T14">race_o:</text:span><text:span text:style-name="T14"><text:tab/></text:span><text:span text:style-name="T15"><text:tab/></text:span><text:span text:style-name="T15">race of </text:span><text:span text:style-name="T15">partner</text:span></text:p>
            <text:p text:style-name="P8"><text:span text:style-name="T14">pf_o_at</text:span><text:span text:style-name="T14">t:</text:span><text:span text:style-name="T15"> </text:span><text:span text:style-name="T15"><text:tab/></text:span><text:span text:style-name="T15">partner’</text:span><text:span text:style-name="T15">s </text:span><text:span text:style-name="T15">stated </text:span><text:span text:style-name="T15">prefere</text:span><text:span text:style-name="T15">nce at </text:span><text:span text:style-name="T15">Time 1 </text:span><text:span text:style-name="T15">(attr1_1</text:span><text:span text:style-name="T15">) for all </text:span><text:span text:style-name="T15">6 </text:span><text:span text:style-name="T15">attribut</text:span><text:span text:style-name="T15">es</text:span></text:p>
            <text:p text:style-name="P8"><text:span text:style-name="T14">dec_o: </text:span><text:span text:style-name="T14"><text:tab/></text:span><text:span text:style-name="T15"><text:tab/></text:span><text:span text:style-name="T15">decisio</text:span><text:span text:style-name="T15">n of </text:span><text:span text:style-name="T15">partner </text:span><text:span text:style-name="T15">the </text:span><text:span text:style-name="T15">night of </text:span><text:span text:style-name="T15">event</text:span></text:p>
            <text:p text:style-name="P8"><text:span text:style-name="T15">Met :H</text:span><text:span text:style-name="T15">ave you </text:span><text:span text:style-name="T15">met </text:span><text:span text:style-name="T15">this </text:span><text:span text:style-name="T15">person </text:span><text:span text:style-name="T15">before?</text:span><text:span text:style-name="T15">1=yes, </text:span><text:span text:style-name="T15">2=no</text:span></text:p>
            <text:p text:style-name="P8"><text:span text:style-name="T15">Like : <text:s/></text:span><text:span text:style-name="T15">how </text:span><text:span text:style-name="T15">much </text:span><text:span text:style-name="T15">do you </text:span><text:span text:style-name="T15">like this </text:span><text:span text:style-name="T15">person</text:span><text:span text:style-name="T15">?</text:span></text:p>
            <text:p text:style-name="P8"><text:span text:style-name="T15">prob : </text:span><text:span text:style-name="T15">How </text:span><text:span text:style-name="T15">probabl</text:span><text:span text:style-name="T15">e do </text:span><text:span text:style-name="T15">you </text:span><text:span text:style-name="T15">think it </text:span><text:span text:style-name="T15">is that </text:span><text:span text:style-name="T15">this </text:span><text:span text:style-name="T15">person </text:span><text:span text:style-name="T15">will say </text:span><text:span text:style-name="T15">'yes' for </text:span><text:span text:style-name="T15">you?</text:span></text:p>
            <text:p text:style-name="P12"><text:span text:style-name="T4"/></text:p>
            <text:p text:style-name="P12"><text:span text:style-name="T4"><text:s/></text:span><text:span text:style-name="T4">'like_o', </text:span><text:span text:style-name="T4">'prob_o', </text:span><text:span text:style-name="T4">'met_o', 'age',</text:span></text:p>
            <text:p text:style-name="P12"><text:span text:style-name="T4"/></text:p>
            <text:p text:style-name="P12"><text:span text:style-name="T4"><text:s/></text:span><text:span text:style-name="T4">To clean </text:span><text:span text:style-name="T4">_________</text:span></text:p>
            <text:p text:style-name="P12"><text:span text:style-name="T4"><text:s/></text:span><text:span text:style-name="T4">'race', </text:span><text:span text:style-name="T4">'imprace', </text:span><text:span text:style-name="T4">'imprelig', </text:span><text:span text:style-name="T4">'from', </text:span><text:span text:style-name="T4">'zipcode', </text:span><text:span text:style-name="T4">'income', </text:span><text:span text:style-name="T4">'goal', 'date', </text:span><text:span text:style-name="T4">'go_out', ', <text:s/></text:span><text:span text:style-name="T4">'exphappy', </text:span><text:span text:style-name="T4">'expnum', </text:span></text:p>
            <text:p text:style-name="P12"><text:span text:style-name="T4"/></text:p>
            <text:p text:style-name="P12"><text:span text:style-name="T4">,'match_es', </text:span></text:p>
            <text:p text:style-name="P12"><text:span text:style-name="T4">, </text:span></text:p>
            <text:p text:style-name="P12"><text:span text:style-name="T4"><text:s/></text:span><text:span text:style-name="T4">'you_call', </text:span><text:span text:style-name="T4">'them_cal', </text:span><text:span text:style-name="T4">'date_3', </text:span><text:span text:style-name="T4">'numdat_3', </text:span><text:span text:style-name="T4">'num_in₃'</text:span></text:p>
            <text:p text:style-name="P12"><text:span text:style-name="T4"/></text:p>
            <text:p text:style-name="P8"><text:span text:style-name="T18">Satifact</text:span><text:span text:style-name="T18">ion </text:span><text:span text:style-name="T18">after </text:span><text:span text:style-name="T18">date</text:span></text:p>
            <text:p text:style-name="P8"><text:span text:style-name="T18">Satis_2</text:span><text:span text:style-name="T18">: how </text:span><text:span text:style-name="T18">satisfie</text:span><text:span text:style-name="T18">d were </text:span><text:span text:style-name="T18">you </text:span><text:span text:style-name="T18">with the </text:span><text:span text:style-name="T18">people </text:span><text:span text:style-name="T18">you </text:span><text:span text:style-name="T18">met? </text:span><text:span text:style-name="T18">(1-10)</text:span></text:p>
            <text:p text:style-name="P8"><text:span text:style-name="T18">Length </text:span><text:span text:style-name="T18">satis: 4 </text:span><text:span text:style-name="T18">min per </text:span><text:span text:style-name="T18">people </text:span><text:span text:style-name="T18">is : </text:span><text:span text:style-name="T18">1(no </text:span><text:span text:style-name="T18">enough</text:span><text:span text:style-name="T18">)-</text:span><text:span text:style-name="T18">2(toom</text:span><text:span text:style-name="T18">uch)3 </text:span><text:span text:style-name="T18">(just </text:span><text:span text:style-name="T18">right)</text:span></text:p>
            <text:p text:style-name="P8"><text:span text:style-name="T18">Numdat</text:span><text:span text:style-name="T18">_2: The </text:span><text:span text:style-name="T18">number </text:span><text:span text:style-name="T18">of </text:span><text:span text:style-name="T18">Speed </text:span><text:span text:style-name="T18">"Dates" </text:span><text:span text:style-name="T18">you </text:span><text:span text:style-name="T18">had </text:span><text:span text:style-name="T18">was: </text:span><text:span text:style-name="T18">1(no </text:span><text:span text:style-name="T18">enough</text:span><text:span text:style-name="T18">)-</text:span><text:span text:style-name="T18">2(toom</text:span><text:span text:style-name="T18">uch)3 </text:span><text:span text:style-name="T18">(just </text:span><text:span text:style-name="T18">right)</text:span><text:span text:style-name="T18"><text:tab/></text:span></text:p>
            <text:p text:style-name="P8"><text:span text:style-name="T15"/></text:p>
            <text:p text:style-name="P8"><text:span text:style-name="T19"/></text:p>
          </draw:text-box>
        </draw:frame>
        <draw:custom-shape draw:style-name="gr18" draw:text-style-name="P14" draw:layer="layout" svg:width="3cm" svg:height="1.75cm" svg:x="16.75cm" svg:y="19.75cm">
          <text:p text:style-name="P14">1</text:p>
          <text:p text:style-name="P14">Before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cm" svg:height="1.75cm" svg:x="20.5cm" svg:y="19.75cm">
          <text:p text:style-name="P14">s</text:p>
          <text:p text:style-name="P14">Middle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cm" svg:height="1.75cm" svg:x="24cm" svg:y="19.75cm">
          <text:p text:style-name="P14">2</text:p>
          <text:p text:style-name="P14">End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0.25cm" svg:height="1.5cm" svg:x="16.75cm" svg:y="17.5cm">
          <text:p text:style-name="P14">Dating time points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25cm" svg:height="1.75cm" svg:x="27.5cm" svg:y="19.75cm">
          <text:p text:style-name="P14">3</text:p>
          <text:p text:style-name="P14">3-4 weeks after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1" draw:text-style-name="P21" draw:layer="layout" svg:width="26.355cm" svg:height="36.665cm" svg:x="0cm" svg:y="-3.339cm">
          <draw:text-box>
            <text:p><text:span text:style-name="T20">Attr Attractive</text:span></text:p>
            <text:p text:style-name="P8"><text:span text:style-name="T20">Sinc Sincere</text:span></text:p>
            <text:p text:style-name="P8"><text:span text:style-name="T20">Int Intelligent</text:span></text:p>
            <text:p text:style-name="P8"><text:span text:style-name="T20">Fun Fun</text:span></text:p>
            <text:p text:style-name="P8"><text:span text:style-name="T20">Amb Ambitious</text:span></text:p>
            <text:p text:style-name="P8"><text:span text:style-name="T20"/></text:p>
            <text:p text:style-name="P8"><text:span text:style-name="T20">Reencoding <text:s/>fonction map + /10</text:span></text:p>
            <text:p text:style-name="P8"><text:span text:style-name="T20"/></text:p>
            <text:p><text:span text:style-name="T21">Attr1_1 :We want to know what you </text:span><text:span text:style-name="T21">look for in the opposite sex.</text:span></text:p>
            <text:p text:style-name="P15"><text:span text:style-name="T14">Waves 6-9: Please rate t on a scale </text:span><text:span text:style-name="T14">of 1-10 (1=not at all important, </text:span><text:span text:style-name="T14">10=extremely important):</text:span></text:p>
            <text:p><text:span text:style-name="T14"><text:s/></text:span><text:span text:style-name="T16">Waves 1-5, 10-21: </text:span><text:span text:style-name="T14">You have 100 </text:span><text:span text:style-name="T14">points</text:span></text:p>
            <text:p text:style-name="P8"><text:span text:style-name="T14">&lt;=&gt;</text:span><text:span text:style-name="T22"> </text:span><text:span text:style-name="T23">'pf_o_att</text:span></text:p>
            <text:p>Attr4_1 : <text:span text:style-name="T24">what you think </text:span><text:span text:style-name="T25">MOST of </text:span><text:span text:style-name="T25">your fellow men/women look</text:span><text:span text:style-name="T15"> for in </text:span><text:span text:style-name="T15">the opposite sex.</text:span></text:p>
            <text:p><text:span text:style-name="T15">Waves 6-9: on a scale of 1-10</text:span></text:p>
            <text:p><text:span text:style-name="T15">Waves 10-21 100points to distribtes . </text:span></text:p>
            <text:p><text:span text:style-name="T15">Waves 1-5 ????</text:span></text:p>
            <text:p>Attr2_1₁ : <text:span text:style-name="T15">What do you think the </text:span><text:span text:style-name="T15">opposite sex looks for in a date?</text:span></text:p>
            <text:p text:style-name="P8"><text:span text:style-name="T15">Waves 6-9: on a scale of 1-10</text:span></text:p>
            <text:p><text:span text:style-name="T15">Waves 1-5 and 10-21:</text:span></text:p>
            <text:p>Attr3_1: <text:span text:style-name="T15">How do you think you </text:span><text:span text:style-name="T15">measure up?</text:span></text:p>
            <text:p><text:span text:style-name="T15">All waves:1-10</text:span></text:p>
            <text:p>Attr5_1 : <text:span text:style-name="T26">how do you think others </text:span><text:span text:style-name="T26">perceive you?</text:span></text:p>
            <text:p><text:span text:style-name="T15">All waves:1-10</text:span></text:p>
            <text:p><text:span text:style-name="T27">----------------- mid-speedate</text:span></text:p>
            <text:p text:style-name="P16"><text:span text:style-name="T15">attr1_s mid-speedate : What you look </text:span><text:span text:style-name="T15">in the opposite sex 1-10</text:span></text:p>
            <text:p text:style-name="P16"><text:span text:style-name="T18">attr3_s: </text:span><text:span text:style-name="T15">How do you think you </text:span><text:span text:style-name="T15">measure up?</text:span></text:p>
            <text:p text:style-name="P17"><text:span text:style-name="T15">All waves:1-10</text:span></text:p>
            <text:p text:style-name="P17"><text:span text:style-name="T27">---------------- after speed-date</text:span></text:p>
            <text:p text:style-name="P18"><text:span text:style-name="T18">Attr7 _2: 100 points distributed on </text:span><text:span text:style-name="T18">how much influenced the rating</text:span></text:p>
            <text:p><text:span text:style-name="T18">Attr1_2 : what you look for in the </text:span><text:span text:style-name="T18">opposite sex.</text:span></text:p>
            <text:p><text:span text:style-name="T18">Waves 1-5 and 10-21: You have 100 </text:span><text:span text:style-name="T18">points </text:span></text:p>
            <text:p><text:span text:style-name="T18">Waves 6-9:1-10</text:span></text:p>
            <text:p><text:span text:style-name="T18">Attr4 _2: What do you think MOST of </text:span><text:span text:style-name="T18">your fellow men/women look for in </text:span><text:span text:style-name="T18">the opposite sex? </text:span></text:p>
            <text:p><text:span text:style-name="T18">100 points</text:span></text:p>
            <text:p text:style-name="P19"><text:span text:style-name="T18">Attr2_2 : What do you think the </text:span><text:span text:style-name="T18">opposite sex looks for in a date?</text:span></text:p>
            <text:p text:style-name="P17"><text:span text:style-name="T18">100 points</text:span></text:p>
            <text:p text:style-name="P17"><text:span text:style-name="T18">Attr3₂ : How do you think you </text:span><text:span text:style-name="T18">measure up? 1-10</text:span></text:p>
            <text:p text:style-name="P17"><text:span text:style-name="T18">Attr5₂ : And finally, how do you think </text:span><text:span text:style-name="T18">others perceive you? 1-10</text:span></text:p>
            <text:p text:style-name="P17"><text:span text:style-name="T27">---------------- 3 weeks after</text:span></text:p>
            <text:p text:style-name="P18"><text:span text:style-name="T18">Attr1_3 1-100</text:span></text:p>
            <text:p text:style-name="P18"><text:span text:style-name="T18">Attr7_3 1-100</text:span></text:p>
            <text:p text:style-name="P18"><text:span text:style-name="T18">Attr4_3 1-10</text:span></text:p>
            <text:p text:style-name="P18"><text:span text:style-name="T18">Attr2₃ 1-10</text:span></text:p>
            <text:p text:style-name="P18"><text:span text:style-name="T18">Attr3 ₃ 1-10</text:span></text:p>
            <text:p text:style-name="P18"><text:span text:style-name="T18">attr5_3  1-10</text:span></text:p>
            <text:p><text:span text:style-name="T27">---------------------Specific to pid</text:span></text:p>
            <text:p text:style-name="P8"><text:span text:style-name="T15">Attr no number : <text:s/>What you think of </text:span><text:span text:style-name="T15">the pid (1-10)_scorecard</text:span></text:p>
            <text:p text:style-name="P8"><text:span text:style-name="T15">Values from pid :</text:span></text:p>
            <text:p><text:span text:style-name="T14">attr_o:</text:span><text:span text:style-name="T15"> rating by partner the night of </text:span><text:span text:style-name="T15">the event, for all 6 attributes _ 1-10 = </text:span><text:span text:style-name="T15">no number</text:span></text:p>
            <text:p text:style-name="P20"><text:span text:style-name="T17">'pf_o_att' : partner spe pref at time Time 1 (attr1₁) → so be carefull </text:span><text:span text:style-name="T17">for the encoding as well...</text:span></text:p>
            <text:p text:style-name="P20"><text:span text:style-name="T17"/></text:p>
            <text:p>_</text:p>
          </draw:text-box>
        </draw:frame>
        <draw:custom-shape draw:style-name="gr22" draw:text-style-name="P22" draw:layer="layout" svg:width="16.5cm" svg:height="1.75cm" svg:x="20.75cm" svg:y="-3.5cm">
          <text:p text:style-name="P14">Att1</text:p>
          <text:p text:style-name="P14">What do you look in the opposite sex ?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5cm" svg:height="1.75cm" svg:x="20.75cm" svg:y="-1cm">
          <text:p text:style-name="P14">Att2</text:p>
          <text:p text:style-name="P14">What do you think the opposite sex is looking for in a date ?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5cm" svg:height="1.75cm" svg:x="20.75cm" svg:y="1.25cm">
          <text:p text:style-name="P14">Att3</text:p>
          <text:p text:style-name="P14">What do you measure up ?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5cm" svg:height="1.75cm" svg:x="20.75cm" svg:y="3.5cm">
          <text:p text:style-name="P14">Att4</text:p>
          <text:p text:style-name="P14">What do you think everyone is looking for ?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5cm" svg:height="1.75cm" svg:x="20.75cm" svg:y="5.8cm">
          <text:p text:style-name="P14">Att5</text:p>
          <text:p text:style-name="P14"><text:span text:style-name="T26">how do you think others perceive you</text:span> ?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5cm" svg:height="1.75cm" svg:x="20.75cm" svg:y="8cm">
          <text:p text:style-name="P14">Att7</text:p>
          <text:p text:style-name="P14"><text:span text:style-name="T18">how much idid the attribute’s importance in the rating</text:span> ?</text:p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9.25cm" svg:height="4.5cm" svg:x="7.5cm" svg:y="-3.5cm">
          <draw:text-box>
            <text:p>For each of them : recover the value_counts() and check the encoding then reencode between 1 and 10 or on 10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1T10:33:59.771658544</meta:creation-date>
    <dc:date>2023-11-01T13:45:41.480908993</dc:date>
    <meta:editing-duration>PT58M33S</meta:editing-duration>
    <meta:editing-cycles>13</meta:editing-cycles>
    <meta:generator>LibreOffice/7.3.7.2$Linux_X86_64 LibreOffice_project/30$Build-2</meta:generator>
    <meta:document-statistic meta:object-count="39"/>
  </office:meta>
</office:document-meta>
</file>